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298cm" svg:x="1.15cm" svg:y="1.3cm" svg:viewBox="0 0 2200 1299" draw:points="0,1299 2200,1299 2200,0 0,0">
          <text:p/>
        </draw:polygon>
        <draw:line draw:style-name="gr1" draw:layer="layout" svg:x1="2.326cm" svg:y1="2.244cm" svg:x2="1.591cm" svg:y2="1.668cm">
          <text:p/>
        </draw:line>
        <draw:polygon draw:style-name="gr2" draw:layer="layout" svg:width="0.901cm" svg:height="0.806cm" svg:x="1.423cm" svg:y="1.668cm" svg:viewBox="0 0 902 807" draw:points="714,807 0,246 167,0 902,576">
          <text:p/>
        </draw:polygon>
        <draw:polygon draw:style-name="gr1" draw:layer="layout" svg:width="0.901cm" svg:height="0.806cm" svg:x="1.423cm" svg:y="1.668cm" svg:viewBox="0 0 902 807" draw:points="714,807 0,246 167,0 902,576">
          <text:p/>
        </draw:polygon>
        <draw:frame draw:style-name="gr3" draw:layer="layout" svg:width="1.2cm" svg:height="0.601cm" svg:x="1.05cm" svg:y="1.2cm">
          <draw:text-box>
            <text:p text:style-name="P1"><text:span text:style-name="T1">СИГН. </text:span></text:p>
          </draw:text-box>
        </draw:frame>
        <draw:frame draw:style-name="gr3" draw:layer="layout" svg:width="1.2cm" svg:height="0.601cm" svg:x="2.3cm" svg:y="1.2cm">
          <draw:text-box>
            <text:p text:style-name="P1"><text:span text:style-name="T1">ОТКЛ. </text:span></text:p>
          </draw:text-box>
        </draw:frame>
        <draw:path draw:style-name="gr4" draw:layer="layout" svg:width="0.297cm" svg:height="0.299cm" svg:x="2.07cm" svg:y="2.2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2.07cm" svg:y="2.2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35cm" svg:y="1.6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35cm" svg:y="1.63cm" svg:viewBox="0 0 298 300" svg:d="M0 150c0-28 6-51 20-75s31-41 54-55c24-14 48-20 75-20s51 6 74 20c24 14 41 31 55 55s20 47 20 75-6 51-20 75-31 41-54 55c-24 14-48 20-75 20s-51-6-74-20c-24-14-41-31-55-55s-20-47-20-75z">
          <text:p/>
        </draw:path>
        <draw:line draw:style-name="gr1" draw:layer="layout" svg:x1="2.119cm" svg:y1="2.244cm" svg:x2="2.854cm" svg:y2="1.668cm">
          <text:p/>
        </draw:line>
        <draw:polygon draw:style-name="gr1" draw:layer="layout" svg:width="0.901cm" svg:height="0.806cm" svg:x="2.119cm" svg:y="1.668cm" svg:viewBox="0 0 902 807" draw:points="188,807 902,246 735,0 0,576">
          <text:p/>
        </draw:polygon>
        <draw:path draw:style-name="gr4" draw:layer="layout" svg:width="0.297cm" svg:height="0.299cm" svg:x="2.795cm" svg:y="1.6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795cm" svg:y="1.6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olygon draw:style-name="gr4" draw:layer="layout" svg:width="0.263cm" svg:height="0.738cm" svg:x="2.09cm" svg:y="1.6cm" svg:viewBox="0 0 264 739" draw:points="0,739 264,739 264,0 0,0">
          <text:p/>
        </draw:polygon>
        <draw:polygon draw:style-name="gr1" draw:layer="layout" svg:width="0.263cm" svg:height="0.738cm" svg:x="2.09cm" svg:y="1.6cm" svg:viewBox="0 0 264 739" draw:points="0,739 264,739 264,0 0,0">
          <text:p/>
        </draw:polygon>
        <draw:path draw:style-name="gr4" draw:layer="layout" svg:width="0.297cm" svg:height="0.299cm" svg:x="2.07cm" svg:y="1.48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07cm" svg:y="1.48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2.075cm" svg:y="2.2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075cm" svg:y="2.2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2:52.781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23:01.421000000</dc:date>
    <meta:document-statistic meta:object-count="20"/>
    <meta:template xlink:type="simple" xlink:actuate="onRequest" xlink:title="1" xlink:href="file:///C:/Documents%20and%20Settings/User/Application%20Data/LibreOffice/4/user/template/1.otg" meta:date="2015-09-29T10:22:52.718000000"/>
  </office:meta>
</office:document-meta>
</file>